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159.99mm" svg:height="89.99mm" svg:x="22.47mm" svg:y="61.56mm">
            <loext:p draw:notify-on-update-of-ranges="'06-05'.C4:'06-05'.C12 '06-05'.D3:'06-05'.D3 '06-05'.D4:'06-05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5.4" calcext:value-type="float">
            <text:p>5,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3086419753086" calcext:value-type="float">
            <text:p>2,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2780487804878" calcext:value-type="float">
            <text:p>9,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1661409043113" calcext:value-type="float">
            <text:p>8,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159.99mm" svg:height="89.99mm" svg:x="22.47mm" svg:y="61.56mm">
            <loext:p draw:notify-on-update-of-ranges="'07-05'.C4:'07-05'.C12 '07-05'.D3:'07-05'.D3 '07-05'.D4:'07-05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4" calcext:value-type="float">
            <text:p>5,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7037037037037" calcext:value-type="float">
            <text:p>1,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3" calcext:value-type="float">
            <text:p>3,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5.36231884057971" calcext:value-type="float">
            <text:p>5,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17297297297297" calcext:value-type="float">
            <text:p>6,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159.99mm" svg:height="89.99mm" svg:x="22.47mm" svg:y="61.56mm">
            <loext:p draw:notify-on-update-of-ranges="'07-05_RANDOM'.C4:'07-05_RANDOM'.C12 '07-05_RANDOM'.D3:'07-05_RANDOM'.D3 '07-05_RANDOM'.D4:'07-05_RANDOM'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2.2" calcext:value-type="float">
            <text:p>2,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77272727272727" calcext:value-type="float">
            <text:p>2,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,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0.795081967213115" calcext:value-type="float">
            <text:p>0,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,3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29896907216495" calcext:value-type="float">
            <text:p>2,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3.85650224215247" calcext:value-type="float">
            <text:p>3,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6046511627907" calcext:value-type="float">
            <text:p>2,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159.99mm" svg:height="89.99mm" svg:x="22.47mm" svg:y="61.56mm">
            <loext:p draw:notify-on-update-of-ranges="'07-05_CIRCLE'.C4:'07-05_CIRCLE'.C12 '07-05_CIRCLE'.D3:'07-05_CIRCLE'.D3 '07-05_CIRCLE'.D4:'07-05_CIRCLE'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" calcext:value-type="float">
            <text:p>4,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3.38888888888889" calcext:value-type="float">
            <text:p>3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,6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65573770491803" calcext:value-type="float">
            <text:p>6,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,5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923645320197" calcext:value-type="float">
            <text:p>15,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,8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24408352668214" calcext:value-type="float">
            <text:p>6,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159.99mm" svg:height="89.99mm" svg:x="22.47mm" svg:y="61.56mm">
            <loext:p draw:notify-on-update-of-ranges="'11-05_RANDOM'.C4:'11-05_RANDOM'.C12 '11-05_RANDOM'.D3:'11-05_RANDOM'.D3 '11-05_RANDOM'.D4:'11-05_RANDOM'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,6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45454545454545" calcext:value-type="float">
            <text:p>1,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1458333333333" calcext:value-type="float">
            <text:p>1,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741935483871" calcext:value-type="float">
            <text:p>1,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,4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58241758241758" calcext:value-type="float">
            <text:p>4,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,6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44124700239808" calcext:value-type="float">
            <text:p>2,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159.99mm" svg:height="89.99mm" svg:x="22.47mm" svg:y="61.56mm">
            <loext:p draw:notify-on-update-of-ranges="'11-05_CIRCLE'.C4:'11-05_CIRCLE'.C12 '11-05_CIRCLE'.D3:'11-05_CIRCLE'.D3 '11-05_CIRCLE'.D4:'11-05_CIRCLE'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.35" calcext:value-type="float">
            <text:p>2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,1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3191489361702" calcext:value-type="float">
            <text:p>4,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,33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97183098591549" calcext:value-type="float">
            <text:p>2,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,27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20379146919431" calcext:value-type="float">
            <text:p>6,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,07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8408454290807" calcext:value-type="float">
            <text:p>15,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,07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70686578680856" calcext:value-type="float">
            <text:p>5,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159.99mm" svg:height="89.99mm" svg:x="22.47mm" svg:y="61.56mm">
            <loext:p draw:notify-on-update-of-ranges="'11-05_LINE_IN_LINE'.C4:'11-05_LINE_IN_LINE'.C12 '11-05_LINE_IN_LINE'.D3:'11-05_LINE_IN_LINE'.D3 '11-05_LINE_IN_LINE'.D4:'11-05_LINE_IN_LINE'.D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1.85714285714286" calcext:value-type="float">
            <text:p>1,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15384615384615" calcext:value-type="float">
            <text:p>4,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,4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55555555555555" calcext:value-type="float">
            <text:p>6,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,3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6.3926553672316" calcext:value-type="float">
            <text:p>16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,2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87678786834396" calcext:value-type="float">
            <text:p>8,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159.99mm" svg:height="89.99mm" svg:x="22.47mm" svg:y="61.56mm">
            <loext:p draw:notify-on-update-of-ranges="'11-05_IN_TRIANGLE'.C4:'11-05_IN_TRIANGLE'.C12 '11-05_IN_TRIANGLE'.D3:'11-05_IN_TRIANGLE'.D3 '11-05_IN_TRIANGLE'.D4:'11-05_IN_TRIANGLE'.D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3.846153846153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8" calcext:value-type="float">
            <text:p>1,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,9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13095238095238" calcext:value-type="float">
            <text:p>2,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,9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18435754189944" calcext:value-type="float">
            <text:p>4,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,8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4.14953271028037" calcext:value-type="float">
            <text:p>4,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159.99mm" svg:height="89.99mm" svg:x="22.47mm" svg:y="61.56mm">
            <loext:p draw:notify-on-update-of-ranges="'12-05_RANDOM'.C4:'12-05_RANDOM'.C12 '12-05_RANDOM'.D3:'12-05_RANDOM'.D3 '12-05_RANDOM'.D4:'12-05_RANDOM'.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24242424242424" calcext:value-type="float">
            <text:p>1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75609756097561" calcext:value-type="float">
            <text:p>1,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25" calcext:value-type="float">
            <text:p>1,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1111111111111" calcext:value-type="float">
            <text:p>1,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,8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5.08" calcext:value-type="float">
            <text:p>5,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,2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0511811023622" calcext:value-type="float">
            <text:p>2,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159.99mm" svg:height="89.99mm" svg:x="22.47mm" svg:y="61.56mm">
            <loext:p draw:notify-on-update-of-ranges="'12-05_CIRCLE'.C4:'12-05_CIRCLE'.C12 '12-05_CIRCLE'.D3:'12-05_CIRCLE'.D3 '12-05_CIRCLE'.D4:'12-05_CIRCLE'.D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96" calcext:value-type="float">
            <text:p>1,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4.26530612244898" calcext:value-type="float">
            <text:p>4,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5215311004785" calcext:value-type="float">
            <text:p>11,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,5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80357142857143" calcext:value-type="float">
            <text:p>5,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159.99mm" svg:height="89.99mm" svg:x="22.47mm" svg:y="61.56mm">
            <loext:p draw:notify-on-update-of-ranges="'17-05_RANDOM'.C4:'17-05_RANDOM'.C12 '17-05_RANDOM'.D3:'17-05_RANDOM'.D3 '17-05_RANDOM'.D4:'17-05_RANDOM'.D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52631578947368" calcext:value-type="float">
            <text:p>1,53</text:p>
          </table:table-cell>
          <table:table-cell/>
          <table:table-cell table:formula="of:=[.H7]/[.G7]" office:value-type="float" office:value="0.586579784693868" calcext:value-type="float">
            <text:p>0,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20689655172414" calcext:value-type="float">
            <text:p>2,21</text:p>
          </table:table-cell>
          <table:table-cell table:style-name="ce2"/>
          <table:table-cell table:formula="of:=[.H8]/[.G8]" office:value-type="float" office:value="0.675995127351911" calcext:value-type="float">
            <text:p>0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984375" calcext:value-type="float">
            <text:p>1,98</text:p>
          </table:table-cell>
          <table:table-cell table:style-name="ce2"/>
          <table:table-cell table:formula="of:=[.H9]/[.G9]" office:value-type="float" office:value="0.842848400588572" calcext:value-type="float">
            <text:p>0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47244094488189" calcext:value-type="float">
            <text:p>1,47</text:p>
          </table:table-cell>
          <table:table-cell table:style-name="ce2"/>
          <table:table-cell table:formula="of:=[.H10]/[.G10]" office:value-type="float" office:value="0.639905150152988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,53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02673796791444" calcext:value-type="float">
            <text:p>4,03</text:p>
          </table:table-cell>
          <table:table-cell table:style-name="ce2"/>
          <table:table-cell table:formula="of:=[.H11]/[.G11]" office:value-type="float" office:value="1.37321197849023" calcext:value-type="float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,87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3.03718459495352" calcext:value-type="float">
            <text:p>3,04</text:p>
          </table:table-cell>
          <table:table-cell table:style-name="ce2"/>
          <table:table-cell table:formula="of:=[.H12]/[.G12]" office:value-type="float" office:value="1.3662116865685" calcext:value-type="float">
            <text:p>1,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,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159.99mm" svg:height="89.99mm" svg:x="22.47mm" svg:y="61.56mm">
            <loext:p draw:notify-on-update-of-ranges="'17-05_CIRCLE'.C4:'17-05_CIRCLE'.C12 '17-05_CIRCLE'.D3:'17-05_CIRCLE'.D3 '17-05_CIRCLE'.D4:'17-05_CIRCLE'.D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/>
          <table:table-cell table:formula="of:=[.H7]/[.G7]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83333333333333" calcext:value-type="float">
            <text:p>5,83</text:p>
          </table:table-cell>
          <table:table-cell table:style-name="ce2"/>
          <table:table-cell table:formula="of:=[.H8]/[.G8]"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67142857142857" calcext:value-type="float">
            <text:p>4,67</text:p>
          </table:table-cell>
          <table:table-cell table:style-name="ce2"/>
          <table:table-cell table:formula="of:=[.H9]/[.G9]" office:value-type="float" office:value="1.16785714285714" calcext:value-type="float">
            <text:p>1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,23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5.26911314984709" calcext:value-type="float">
            <text:p>5,27</text:p>
          </table:table-cell>
          <table:table-cell table:style-name="ce2"/>
          <table:table-cell table:formula="of:=[.H10]/[.G10]" office:value-type="float" office:value="1.31727828746177" calcext:value-type="float">
            <text:p>1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,39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165989553105" calcext:value-type="float">
            <text:p>11,17</text:p>
          </table:table-cell>
          <table:table-cell table:style-name="ce2"/>
          <table:table-cell table:formula="of:=[.H11]/[.G11]" office:value-type="float" office:value="1.78655832849681" calcext:value-type="float">
            <text:p>1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,7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7.10385155153594" calcext:value-type="float">
            <text:p>7,10</text:p>
          </table:table-cell>
          <table:table-cell table:style-name="ce2"/>
          <table:table-cell table:formula="of:=[.H12]/[.G12]" office:value-type="float" office:value="1.77596288788399" calcext:value-type="float">
            <text:p>1,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,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159.99mm" svg:height="89.99mm" svg:x="14.94mm" svg:y="60.5mm">
            <loext:p draw:notify-on-update-of-ranges="'19-05_RANDOM'.C3:'19-05_RANDOM'.C3 '19-05_RANDOM'.C4:'19-05_RANDOM'.C13 '19-05_RANDOM'.D3:'19-05_RANDOM'.D3 '19-05_RANDOM'.D4:'19-05_RANDOM'.D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/>
          <table:table-cell table:formula="of:=[.H7]/[.G7]" office:value-type="float" office:value="0.499604161446157" calcext:value-type="float">
            <text:p>0,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23076923076923" calcext:value-type="float">
            <text:p>1,23</text:p>
          </table:table-cell>
          <table:table-cell table:style-name="ce2"/>
          <table:table-cell table:formula="of:=[.H8]/[.G8]" office:value-type="float" office:value="0.376997282561643" calcext:value-type="float">
            <text:p>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875" calcext:value-type="float">
            <text:p>1,88</text:p>
          </table:table-cell>
          <table:table-cell table:style-name="ce2"/>
          <table:table-cell table:formula="of:=[.H9]/[.G9]" office:value-type="float" office:value="0.796392189532509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5" calcext:value-type="float">
            <text:p>1,50</text:p>
          </table:table-cell>
          <table:table-cell table:style-name="ce2"/>
          <table:table-cell table:formula="of:=[.H10]/[.G10]" office:value-type="float" office:value="0.651881984514141" calcext:value-type="float">
            <text:p>0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,5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2.33333333333333" calcext:value-type="float">
            <text:p>2,33</text:p>
          </table:table-cell>
          <table:table-cell table:style-name="ce2"/>
          <table:table-cell table:formula="of:=[.H11]/[.G11]" office:value-type="float" office:value="0.795721327952066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5047619047619" calcext:value-type="float">
            <text:p>2,50</text:p>
          </table:table-cell>
          <table:table-cell table:style-name="ce2"/>
          <table:table-cell table:formula="of:=[.H12]/[.G12]" office:value-type="float" office:value="1.12671287482599" calcext:value-type="float">
            <text:p>1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,5</text:p>
          </table:table-cell>
          <table:table-cell/>
          <table:table-cell table:formula="of:=[.C13]*LOG([.C13])" office:value-type="float" office:value="6602.05999132796" calcext:value-type="float">
            <text:p>6602,1</text:p>
          </table:table-cell>
          <table:table-cell table:style-name="ce1" table:formula="of:=[.F13]/[.F12]" office:value-type="float" office:value="2.20068666377599" calcext:value-type="float">
            <text:p>2,20</text:p>
          </table:table-cell>
          <table:table-cell table:style-name="ce1" table:formula="of:=[.D13]/[.D12]" office:value-type="float" office:value="2.60456273764259" calcext:value-type="float">
            <text:p>2,60</text:p>
          </table:table-cell>
          <table:table-cell table:style-name="ce2"/>
          <table:table-cell table:formula="of:=[.H13]/[.G13]" office:value-type="float" office:value="1.18352275247291" calcext:value-type="float">
            <text:p>1,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,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159.99mm" svg:height="89.99mm" svg:x="16.34mm" svg:y="60.23mm">
            <loext:p draw:notify-on-update-of-ranges="'19-05_CIRCLE'.C4:'19-05_CIRCLE'.C12 '19-05_CIRCLE'.D3:'19-05_CIRCLE'.D3 '19-05_CIRCLE'.D4:'19-05_CIRCLE'.D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5" calcext:value-type="float">
            <text:p>1,50</text:p>
          </table:table-cell>
          <table:table-cell/>
          <table:table-cell table:formula="of:=[.H7]/[.G7]" office:value-type="float" office:value="0.375" calcext:value-type="float">
            <text:p>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3.33333333333333" calcext:value-type="float">
            <text:p>3,33</text:p>
          </table:table-cell>
          <table:table-cell table:style-name="ce2"/>
          <table:table-cell table:formula="of:=[.H8]/[.G8]" office:value-type="float" office:value="0.533333333333333" calcext:value-type="float">
            <text:p>0,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8" calcext:value-type="float">
            <text:p>2,80</text:p>
          </table:table-cell>
          <table:table-cell table:style-name="ce2"/>
          <table:table-cell table:formula="of:=[.H9]/[.G9]" office:value-type="float" office:value="0.7" calcext:value-type="float">
            <text:p>0,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7142857142857" calcext:value-type="float">
            <text:p>2,57</text:p>
          </table:table-cell>
          <table:table-cell table:style-name="ce2"/>
          <table:table-cell table:formula="of:=[.H10]/[.G10]" office:value-type="float" office:value="0.642857142857143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69444444444444" calcext:value-type="float">
            <text:p>9,69</text:p>
          </table:table-cell>
          <table:table-cell table:style-name="ce2"/>
          <table:table-cell table:formula="of:=[.H11]/[.G11]" office:value-type="float" office:value="1.55111111111111" calcext:value-type="float">
            <text:p>1,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,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5358166189112" calcext:value-type="float">
            <text:p>8,25</text:p>
          </table:table-cell>
          <table:table-cell table:style-name="ce2"/>
          <table:table-cell table:formula="of:=[.H12]/[.G12]" office:value-type="float" office:value="2.06339541547278" calcext:value-type="float">
            <text:p>2,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,1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5.82728692935254" calcext:value-type="float">
            <text:p>5,83</text:p>
          </table:table-cell>
          <table:table-cell table:style-name="ce2"/>
          <table:table-cell table:formula="of:=[.H13]/[.G13]" office:value-type="float" office:value="1.45682173233814" calcext:value-type="float">
            <text:p>1,46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,05</text:p>
          </table:table-cell>
          <table:table-cell office:value-type="string" calcext:value-type="string">
            <text:p>*N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09:39:38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9T09:42:50.022000000</dc:date>
    <meta:editing-duration>PT3H8M42S</meta:editing-duration>
    <meta:editing-cycles>18</meta:editing-cycles>
    <meta:generator>LibreOffice/5.1.1.3$Windows_x86 LibreOffice_project/89f508ef3ecebd2cfb8e1def0f0ba9a803b88a6d</meta:generator>
    <meta:document-statistic meta:table-count="14" meta:cell-count="66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3:'19-05_RANDOM'.D1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